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9b60e" officeooo:paragraph-rsid="0009b60e"/>
    </style:style>
    <style:style style:name="P2" style:family="paragraph" style:parent-style-name="Text_20_body">
      <style:text-properties officeooo:rsid="000b4f20" officeooo:paragraph-rsid="000b4f20"/>
    </style:style>
    <style:style style:name="P3" style:family="paragraph" style:parent-style-name="Text_20_body">
      <style:text-properties fo:font-weight="bold" officeooo:rsid="0012870e" officeooo:paragraph-rsid="0012870e" style:font-weight-asian="bold" style:font-weight-complex="bold"/>
    </style:style>
    <style:style style:name="P4" style:family="paragraph" style:parent-style-name="Text_20_body">
      <style:text-properties fo:font-style="italic" fo:font-weight="bold" officeooo:rsid="0034ab17" officeooo:paragraph-rsid="0034ab1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rsid="0045c7af" officeooo:paragraph-rsid="0045c7af" style:font-style-asian="italic" style:font-weight-asian="bold" style:font-style-complex="italic" style:font-weight-complex="bold"/>
    </style:style>
    <style:style style:name="P6" style:family="paragraph" style:parent-style-name="Text_20_body" style:list-style-name="L1">
      <style:text-properties officeooo:rsid="000c9836" officeooo:paragraph-rsid="000c9836"/>
    </style:style>
    <style:style style:name="P7" style:family="paragraph" style:parent-style-name="Text_20_body" style:list-style-name="L1">
      <style:text-properties officeooo:rsid="000d3233" officeooo:paragraph-rsid="000d3233"/>
    </style:style>
    <style:style style:name="P8" style:family="paragraph" style:parent-style-name="Text_20_body" style:list-style-name="L2">
      <style:text-properties fo:font-weight="normal" officeooo:rsid="0012870e" officeooo:paragraph-rsid="0012870e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38be1" officeooo:paragraph-rsid="00138be1" style:font-weight-asian="normal" style:font-weight-complex="normal"/>
    </style:style>
    <style:style style:name="P10" style:family="paragraph" style:parent-style-name="Text_20_body" style:list-style-name="L2">
      <style:text-properties fo:font-style="italic" fo:font-weight="normal" officeooo:rsid="00139467" officeooo:paragraph-rsid="00139467" style:font-style-asian="italic" style:font-weight-asian="normal" style:font-style-complex="italic" style:font-weight-complex="normal"/>
    </style:style>
    <style:style style:name="P11" style:family="paragraph" style:parent-style-name="Text_20_body" style:list-style-name="L5">
      <style:text-properties fo:font-style="italic" fo:font-weight="normal" officeooo:rsid="002d3d9f" officeooo:paragraph-rsid="002d3d9f" style:font-style-asian="italic" style:font-weight-asian="normal" style:font-style-complex="italic" style:font-weight-complex="normal"/>
    </style:style>
    <style:style style:name="P12" style:family="paragraph" style:parent-style-name="Text_20_body" style:list-style-name="L5">
      <style:text-properties fo:font-style="italic" fo:font-weight="normal" officeooo:rsid="00315731" officeooo:paragraph-rsid="00315731" style:font-style-asian="italic" style:font-weight-asian="normal" style:font-style-complex="italic" style:font-weight-complex="normal"/>
    </style:style>
    <style:style style:name="P13" style:family="paragraph" style:parent-style-name="Text_20_body" style:list-style-name="L5">
      <style:text-properties fo:font-style="italic" fo:font-weight="normal" officeooo:rsid="0032ce8c" officeooo:paragraph-rsid="0032ce8c" style:font-style-asian="italic" style:font-weight-asian="normal" style:font-style-complex="italic" style:font-weight-complex="normal"/>
    </style:style>
    <style:style style:name="P14" style:family="paragraph" style:parent-style-name="Text_20_body" style:list-style-name="L6">
      <style:text-properties fo:font-style="italic" fo:font-weight="normal" officeooo:rsid="003a8b48" officeooo:paragraph-rsid="003a8b48" style:font-style-asian="italic" style:font-weight-asian="normal" style:font-style-complex="italic" style:font-weight-complex="normal"/>
    </style:style>
    <style:style style:name="P15" style:family="paragraph" style:parent-style-name="Text_20_body" style:list-style-name="L6">
      <style:text-properties fo:font-style="italic" fo:font-weight="normal" officeooo:rsid="003da800" officeooo:paragraph-rsid="003da800" style:font-style-asian="italic" style:font-weight-asian="normal" style:font-style-complex="italic" style:font-weight-complex="normal"/>
    </style:style>
    <style:style style:name="P16" style:family="paragraph" style:parent-style-name="Text_20_body" style:list-style-name="L6">
      <style:text-properties fo:font-style="italic" fo:font-weight="normal" officeooo:rsid="0040ca4b" officeooo:paragraph-rsid="0040ca4b" style:font-style-asian="italic" style:font-weight-asian="normal" style:font-style-complex="italic" style:font-weight-complex="normal"/>
    </style:style>
    <style:style style:name="P17" style:family="paragraph" style:parent-style-name="Text_20_body" style:list-style-name="L6">
      <style:text-properties fo:font-style="italic" fo:font-weight="normal" officeooo:rsid="0043d66d" officeooo:paragraph-rsid="0043d66d" style:font-style-asian="italic" style:font-weight-asian="normal" style:font-style-complex="italic" style:font-weight-complex="normal"/>
    </style:style>
    <style:style style:name="P18" style:family="paragraph" style:parent-style-name="Text_20_body" style:list-style-name="L7">
      <style:text-properties fo:font-style="italic" fo:font-weight="normal" officeooo:rsid="004cd536" officeooo:paragraph-rsid="004cd536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text-properties fo:font-style="normal" fo:font-weight="normal" officeooo:rsid="00155a75" officeooo:paragraph-rsid="00155a75" style:font-style-asian="normal" style:font-weight-asian="normal" style:font-style-complex="normal" style:font-weight-complex="normal"/>
    </style:style>
    <style:style style:name="P20" style:family="paragraph" style:parent-style-name="Text_20_body" style:list-style-name="L3">
      <style:text-properties fo:font-style="normal" fo:font-weight="normal" officeooo:rsid="0018a836" officeooo:paragraph-rsid="0018a836" style:font-style-asian="normal" style:font-weight-asian="normal" style:font-style-complex="normal" style:font-weight-complex="normal"/>
    </style:style>
    <style:style style:name="P21" style:family="paragraph" style:parent-style-name="Text_20_body" style:list-style-name="L3">
      <style:text-properties fo:font-style="normal" fo:font-weight="normal" officeooo:rsid="0019cef0" officeooo:paragraph-rsid="0019cef0" style:font-style-asian="normal" style:font-weight-asian="normal" style:font-style-complex="normal" style:font-weight-complex="normal"/>
    </style:style>
    <style:style style:name="P22" style:family="paragraph" style:parent-style-name="Text_20_body" style:list-style-name="L3">
      <style:text-properties fo:font-style="normal" fo:font-weight="normal" officeooo:rsid="001a165c" officeooo:paragraph-rsid="001a165c" style:font-style-asian="normal" style:font-weight-asian="normal" style:font-style-complex="normal" style:font-weight-complex="normal"/>
    </style:style>
    <style:style style:name="P23" style:family="paragraph" style:parent-style-name="Text_20_body" style:list-style-name="L3">
      <style:text-properties fo:font-style="normal" fo:font-weight="normal" officeooo:rsid="001b321e" officeooo:paragraph-rsid="001b321e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text-properties fo:font-style="normal" fo:font-weight="normal" officeooo:rsid="001ca08b" officeooo:paragraph-rsid="001ca08b" style:font-style-asian="normal" style:font-weight-asian="normal" style:font-style-complex="normal" style:font-weight-complex="normal"/>
    </style:style>
    <style:style style:name="P25" style:family="paragraph" style:parent-style-name="Text_20_body" style:list-style-name="L4">
      <style:text-properties fo:font-style="normal" fo:font-weight="normal" officeooo:rsid="0020d308" officeooo:paragraph-rsid="0020d308" style:font-style-asian="normal" style:font-weight-asian="normal" style:font-style-complex="normal" style:font-weight-complex="normal"/>
    </style:style>
    <style:style style:name="P26" style:family="paragraph" style:parent-style-name="Text_20_body" style:list-style-name="L4">
      <style:text-properties fo:font-style="normal" fo:font-weight="normal" officeooo:rsid="0021e69f" officeooo:paragraph-rsid="0021e69f" style:font-style-asian="normal" style:font-weight-asian="normal" style:font-style-complex="normal" style:font-weight-complex="normal"/>
    </style:style>
    <style:style style:name="P27" style:family="paragraph" style:parent-style-name="Text_20_body" style:list-style-name="L4">
      <style:text-properties fo:font-style="normal" fo:font-weight="normal" officeooo:rsid="00240aea" officeooo:paragraph-rsid="00240aea" style:font-style-asian="normal" style:font-weight-asian="normal" style:font-style-complex="normal" style:font-weight-complex="normal"/>
    </style:style>
    <style:style style:name="P28" style:family="paragraph" style:parent-style-name="Text_20_body" style:list-style-name="L4">
      <style:text-properties fo:font-style="normal" fo:font-weight="normal" officeooo:rsid="00275055" officeooo:paragraph-rsid="00275055" style:font-style-asian="normal" style:font-weight-asian="normal" style:font-style-complex="normal" style:font-weight-complex="normal"/>
    </style:style>
    <style:style style:name="P29" style:family="paragraph" style:parent-style-name="Text_20_body" style:list-style-name="L4">
      <style:text-properties fo:font-style="normal" fo:font-weight="normal" officeooo:rsid="00276c71" officeooo:paragraph-rsid="00276c71" style:font-style-asian="normal" style:font-weight-asian="normal" style:font-style-complex="normal" style:font-weight-complex="normal"/>
    </style:style>
    <style:style style:name="P30" style:family="paragraph" style:parent-style-name="Text_20_body" style:list-style-name="L4">
      <style:text-properties fo:font-style="normal" fo:font-weight="normal" officeooo:rsid="002887b3" officeooo:paragraph-rsid="002887b3" style:font-style-asian="normal" style:font-weight-asian="normal" style:font-style-complex="normal" style:font-weight-complex="normal"/>
    </style:style>
    <style:style style:name="P31" style:family="paragraph" style:parent-style-name="Text_20_body" style:list-style-name="L5">
      <style:text-properties fo:font-style="normal" fo:font-weight="normal" officeooo:rsid="002a32f8" officeooo:paragraph-rsid="002a32f8" style:font-style-asian="normal" style:font-weight-asian="normal" style:font-style-complex="normal" style:font-weight-complex="normal"/>
    </style:style>
    <style:style style:name="P32" style:family="paragraph" style:parent-style-name="Text_20_body" style:list-style-name="L5">
      <style:text-properties fo:font-style="normal" fo:font-weight="normal" officeooo:rsid="002bd789" officeooo:paragraph-rsid="002bd789" style:font-style-asian="normal" style:font-weight-asian="normal" style:font-style-complex="normal" style:font-weight-complex="normal"/>
    </style:style>
    <style:style style:name="P33" style:family="paragraph" style:parent-style-name="Text_20_body" style:list-style-name="L5">
      <style:text-properties fo:font-style="normal" fo:font-weight="normal" officeooo:rsid="002fc023" officeooo:paragraph-rsid="002fc023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text-properties fo:font-style="normal" fo:font-weight="normal" officeooo:rsid="0037e704" officeooo:paragraph-rsid="0037e704" style:font-style-asian="normal" style:font-weight-asian="normal" style:font-style-complex="normal" style:font-weight-complex="normal"/>
    </style:style>
    <style:style style:name="P35" style:family="paragraph" style:parent-style-name="Text_20_body" style:list-style-name="L6">
      <style:text-properties fo:font-style="normal" fo:font-weight="normal" officeooo:rsid="00390c60" officeooo:paragraph-rsid="00390c60" style:font-style-asian="normal" style:font-weight-asian="normal" style:font-style-complex="normal" style:font-weight-complex="normal"/>
    </style:style>
    <style:style style:name="P36" style:family="paragraph" style:parent-style-name="Text_20_body" style:list-style-name="L7">
      <style:text-properties fo:font-style="normal" fo:font-weight="normal" officeooo:rsid="00482fed" officeooo:paragraph-rsid="00482fed" style:font-style-asian="normal" style:font-weight-asian="normal" style:font-style-complex="normal" style:font-weight-complex="normal"/>
    </style:style>
    <style:style style:name="P37" style:family="paragraph" style:parent-style-name="Text_20_body" style:list-style-name="L7">
      <style:text-properties fo:font-style="normal" fo:font-weight="normal" officeooo:rsid="004a050b" officeooo:paragraph-rsid="004a050b" style:font-style-asian="normal" style:font-weight-asian="normal" style:font-style-complex="normal" style:font-weight-complex="normal"/>
    </style:style>
    <style:style style:name="P38" style:family="paragraph" style:parent-style-name="Text_20_body" style:list-style-name="L7">
      <style:text-properties fo:font-style="normal" fo:font-weight="normal" officeooo:rsid="004cb7c5" officeooo:paragraph-rsid="004cb7c5" style:font-style-asian="normal" style:font-weight-asian="normal" style:font-style-complex="normal" style:font-weight-complex="normal"/>
    </style:style>
    <style:style style:name="P39" style:family="paragraph" style:parent-style-name="Text_20_body" style:list-style-name="L7">
      <style:text-properties fo:font-style="normal" fo:font-weight="normal" officeooo:rsid="004cd536" officeooo:paragraph-rsid="004cd536" style:font-style-asian="normal" style:font-weight-asian="normal" style:font-style-complex="normal" style:font-weight-complex="normal"/>
    </style:style>
    <style:style style:name="P40" style:family="paragraph" style:parent-style-name="Text_20_body" style:list-style-name="L8">
      <style:text-properties fo:font-style="normal" fo:font-weight="normal" officeooo:rsid="00508b98" officeooo:paragraph-rsid="00508b98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bold" officeooo:rsid="00175115" officeooo:paragraph-rsid="00175115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bold" officeooo:rsid="001f5137" officeooo:paragraph-rsid="001f5137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rsid="00288f39" officeooo:paragraph-rsid="00288f3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rsid="004dc970" officeooo:paragraph-rsid="004dc970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bold" officeooo:rsid="004edb60" officeooo:paragraph-rsid="004edb60" style:font-style-asian="normal" style:font-weight-asian="bold" style:font-style-complex="normal" style:font-weight-complex="bold"/>
    </style:style>
    <style:style style:name="P46" style:family="paragraph" style:parent-style-name="Heading_20_2">
      <style:text-properties officeooo:rsid="000b4f20" officeooo:paragraph-rsid="000b4f20"/>
    </style:style>
    <style:style style:name="P47" style:family="paragraph" style:parent-style-name="Heading_20_2">
      <style:text-properties officeooo:rsid="001081de" officeooo:paragraph-rsid="001081d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d9ff3" style:font-style-asian="normal" style:font-style-complex="normal"/>
    </style:style>
    <style:style style:name="T3" style:family="text">
      <style:text-properties fo:font-style="normal" officeooo:rsid="0032d8f2" style:font-style-asian="normal" style:font-style-complex="normal"/>
    </style:style>
    <style:style style:name="T4" style:family="text">
      <style:text-properties fo:font-style="normal" officeooo:rsid="003bd8d1" style:font-style-asian="normal" style:font-style-complex="normal"/>
    </style:style>
    <style:style style:name="T5" style:family="text">
      <style:text-properties fo:font-style="normal" officeooo:rsid="003f8375" style:font-style-asian="normal" style:font-style-complex="normal"/>
    </style:style>
    <style:style style:name="T6" style:family="text">
      <style:text-properties fo:font-style="normal" officeooo:rsid="004255e0" style:font-style-asian="normal" style:font-style-complex="normal"/>
    </style:style>
    <style:style style:name="T7" style:family="text">
      <style:text-properties fo:font-style="normal" officeooo:rsid="004417c9" style:font-style-asian="normal" style:font-style-complex="normal"/>
    </style:style>
    <style:style style:name="T8" style:family="text">
      <style:text-properties fo:font-style="normal" officeooo:rsid="004cd8e7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ůzkum zájmové skupiny</text:h>
      <text:p text:style-name="P1">Zájmovou skupinu v tomto případě tvořili lidé, kteří jsou obeznámeni s deskovou variantou hry Times Up!</text:p>
      <text:h text:style-name="P46" text:outline-level="2">Pokládané otázky</text:h>
      <text:p text:style-name="P2">Představte si aplikaci Times Up! do chytrého telefonu, kde by bylo možné navolit si okruhy lidí se kterými se hraje, nastavit počet týmů a s jedním telefonem by se hra hrála v režimu offline.</text:p>
      <text:list xml:id="list7396724437607368369" text:style-name="L1">
        <text:list-item>
          <text:p text:style-name="P6">Využili byste takovou aplikaci? Jak často?</text:p>
        </text:list-item>
        <text:list-item>
          <text:p text:style-name="P7">Je pro vás klíčová možnost přidávání vlastních osob či skupin osob?</text:p>
        </text:list-item>
        <text:list-item>
          <text:p text:style-name="P7">Je pro vás klíčová možnost získávat celé okruhy osob a jejich pravidelná aktualizace?</text:p>
        </text:list-item>
        <text:list-item>
          <text:p text:style-name="P7">Přišlo by vám lepší spravovat svoji databázi přes mobil či přes nějakou přidruženou webovou stránku?</text:p>
        </text:list-item>
        <text:list-item>
          <text:p text:style-name="P7">Přišlo by vám užitečné sdílet okruhy mezi přáteli, pořádat turnaje, držet si své osobní skóre či jinak sociálně interagovat s kamarády v této hře?</text:p>
        </text:list-item>
        <text:list-item>
          <text:p text:style-name="P7">Jakou čásku byste byli ochotni zaplatit?<text:line-break/>A. Jednorázově,<text:line-break/>B. Za roční předplatné?</text:p>
        </text:list-item>
      </text:list>
      <text:h text:style-name="P47" text:outline-level="2">Odpovědi</text:h>
      <text:p text:style-name="P3">Marta:</text:p>
      <text:list xml:id="list7537601650387790952" text:style-name="L2">
        <text:list-item>
          <text:p text:style-name="P8">Ano využila, přibližně 1-2 za měsíc.</text:p>
        </text:list-item>
        <text:list-item>
          <text:p text:style-name="P8">Rozhodně, často máme v určitých kruzích speciální skupiny osob, se kterými hrajeme.</text:p>
        </text:list-item>
        <text:list-item>
          <text:p text:style-name="P9">Ano, nějakou základní sadu všeobecně známých osobností pro rychlý začátek hry.</text:p>
        </text:list-item>
        <text:list-item>
          <text:p text:style-name="P9">Obě možnosti jsou ok, telefon především pro rychlé přidávání.</text:p>
        </text:list-item>
        <text:list-item>
          <text:p text:style-name="P10">Nevyjádřila se</text:p>
        </text:list-item>
        <text:list-item>
          <text:p text:style-name="P19">Spíše jednorázově do 100 Kč.</text:p>
        </text:list-item>
      </text:list>
      <text:p text:style-name="P41">Matej:</text:p>
      <text:list xml:id="list2289856272624111046" text:style-name="L3">
        <text:list-item>
          <text:p text:style-name="P20">Ano, využil přibližně jednou za 2 měsíce.</text:p>
        </text:list-item>
        <text:list-item>
          <text:p text:style-name="P21">Ne, výběr standardní hry či všeobecně známých osobností je dostatečně široký.</text:p>
        </text:list-item>
        <text:list-item>
          <text:p text:style-name="P21">Rozhodně ano (jednoduchost hry)</text:p>
        </text:list-item>
        <text:list-item>
          <text:p text:style-name="P22">Dokáže si představit obě varianty, záleží na kvalitě obsahu, sám by byl spíše pasivní.</text:p>
        </text:list-item>
        <text:list-item>
          <text:p text:style-name="P23">Sdílení okruhů ano, soutěživé a další sociální varianty nezajímavé.</text:p>
        </text:list-item>
        <text:list-item>
          <text:p text:style-name="P24">Nedokáže říct, zatím žádnou aplikaci nekoupil, očekával by aspoň nějakou verzi zdarma.</text:p>
        </text:list-item>
      </text:list>
      <text:p text:style-name="P42">Marie:</text:p>
      <text:list xml:id="list8663178351234426249" text:style-name="L4">
        <text:list-item>
          <text:p text:style-name="P25">Ano, využila by přibližně jednou za 2 měsíce.</text:p>
        </text:list-item>
        <text:list-item>
          <text:p text:style-name="P26">Záleží na velikosti databáze, ale spíše ano (uzavřená komunita lidí).</text:p>
        </text:list-item>
        <text:list-item>
          <text:p text:style-name="P27">Nevidí jako klíčové, ale mohlo by přijít vhod.</text:p>
        </text:list-item>
        <text:list-item>
          <text:p text:style-name="P28">Obě možnosti vhodné, rychlé ad-hoc přidání přes mobil a lepší správa přes telefon.</text:p>
        </text:list-item>
        <text:list-item>
          <text:p text:style-name="P29">Hodila by se možnost sdílení okruhů v nějakém menším okruhu lidí (něco jako „playlist“)</text:p>
        </text:list-item>
        <text:list-item>
          <text:p text:style-name="P30"><text:soft-page-break/>A. Do 200 (záleží na dodaném obsahu), B. Do 100 za rok.</text:p>
        </text:list-item>
      </text:list>
      <text:p text:style-name="P43">Kristýna:</text:p>
      <text:list xml:id="list8515639041176022279" text:style-name="L5">
        <text:list-item>
          <text:p text:style-name="P31">Ano, využila by 2x ža 5x za měsíc (2x v hromadnějším módu, 5x v komorněšjím)</text:p>
        </text:list-item>
        <text:list-item>
          <text:p text:style-name="P32">Záleží na úvodním balíčku osob, pokud by byl široký tak by to byl spíše bonus. Pokud by byl malý, pak je to nezbytnost.</text:p>
        </text:list-item>
        <text:list-item>
          <text:p text:style-name="P33">Rozhodně ano</text:p>
        </text:list-item>
        <text:list-item>
          <text:p text:style-name="P11"><text:span text:style-name="T1">Synchronizace by byla určitě dobrá, přidávání </text:span><text:span text:style-name="T2">a stahování z mobilu nezbytnost.</text:span></text:p>
        </text:list-item>
        <text:list-item>
          <text:p text:style-name="P12"><text:span text:style-name="T2">S</text:span><text:span text:style-name="T1">dílení okruhů by ocenila, ostatní sociální záležitosti nikoliv.</text:span></text:p>
        </text:list-item>
        <text:list-item>
          <text:p text:style-name="P13"><text:span text:style-name="T1">A. do 50 Kč, pokud by se dokupovaly balíčky, tak méně. </text:span><text:span text:style-name="T3">B. 50 Kč, ale vše by mělo být dostupné.</text:span></text:p>
        </text:list-item>
      </text:list>
      <text:p text:style-name="P4"><text:span text:style-name="T3">I</text:span><text:span text:style-name="T1">veta:</text:span></text:p>
      <text:list xml:id="list8555303080441393412" text:style-name="L6">
        <text:list-item>
          <text:p text:style-name="P34">Příležitostně, cca 1 jednou za 3 měsíce.</text:p>
        </text:list-item>
        <text:list-item>
          <text:p text:style-name="P35">Přidávat vlastní osoby je klíčová vlastnost.</text:p>
        </text:list-item>
        <text:list-item>
          <text:p text:style-name="P14"><text:span text:style-name="T1">Závisí na vestavěné sadě... </text:span><text:span text:style-name="T4">ale rozhodně by bylo plus.</text:span></text:p>
        </text:list-item>
        <text:list-item>
          <text:p text:style-name="P15"><text:span text:style-name="T4">I</text:span><text:span text:style-name="T1">deálně přes webovou stránku, </text:span><text:span text:style-name="T5">vkládání z mobilu je těžší a nepohodlné.</text:span></text:p>
        </text:list-item>
        <text:list-item>
          <text:p text:style-name="P16"><text:span text:style-name="T5">S</text:span><text:span text:style-name="T1">ociální interakce by mohly být zajímavé (osobní skóre...?), </text:span><text:span text:style-name="T6">ale je to spíš bonus.</text:span></text:p>
        </text:list-item>
        <text:list-item>
          <text:p text:style-name="P17"><text:span text:style-name="T6">N</text:span><text:span text:style-name="T1">emá přehled o cenách? Porovná na základě deskovky, </text:span><text:span text:style-name="T7">takže do 300, pokud bude mít velkou sadu.</text:span></text:p>
        </text:list-item>
      </text:list>
      <text:p text:style-name="P5"><text:span text:style-name="T7">M</text:span><text:span text:style-name="T1">artin:</text:span></text:p>
      <text:list xml:id="list6205543580113877989" text:style-name="L7">
        <text:list-item>
          <text:p text:style-name="P36">Cca 1 za 2 měsíce</text:p>
        </text:list-item>
        <text:list-item>
          <text:p text:style-name="P36">Rozhodně ano, klíčová funkčnost.</text:p>
        </text:list-item>
        <text:list-item>
          <text:p text:style-name="P37">Předpřipravené okruhy vhodně kategorizované by byly určitě fajn.</text:p>
        </text:list-item>
        <text:list-item>
          <text:p text:style-name="P38">Ideálně přes web, přidání přes mobil by mělo být také možné.</text:p>
        </text:list-item>
        <text:list-item>
          <text:p text:style-name="P18"><text:span text:style-name="T1">Jen vlastní sprá</text:span><text:span text:style-name="T8">va, sociální interakce mu nepřijdou zajímavé.</text:span></text:p>
        </text:list-item>
        <text:list-item>
          <text:p text:style-name="P39">Do 100 Kč jednorázově.</text:p>
        </text:list-item>
      </text:list>
      <text:p text:style-name="P44">Vojta:</text:p>
      <text:p text:style-name="P44">Saša:</text:p>
      <text:p text:style-name="P45">Filip:</text:p>
      <text:list xml:id="list6438790326236777722" text:style-name="L8">
        <text:list-item>
          <text:p text:style-name="P40">Jednou až dvakrát měsíčně</text:p>
        </text:list-item>
        <text:list-item>
          <text:p text:style-name="P40">Klíčová není, ale rozhodně vítaná</text:p>
        </text:list-item>
        <text:list-item>
          <text:p text:style-name="P40">Zřejmě ano</text:p>
        </text:list-item>
        <text:list-item>
          <text:p text:style-name="P40">Více by preferoval správu na telefonu</text:p>
        </text:list-item>
        <text:list-item>
          <text:p text:style-name="P40">Pro sdílení i další sociální interakce</text:p>
        </text:list-item>
        <text:list-item>
          <text:p text:style-name="P40">Hodně záleží na kvalitě zpracování, 100 za jednorázovou, 20 za pravidelné měsíčíní poplatky, ale to by musel využívat víc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0-14T14:21:09.434707000</dc:date>
    <meta:editing-duration>PT1H4M10S</meta:editing-duration>
    <meta:editing-cycles>75</meta:editing-cycles>
    <meta:document-statistic meta:table-count="0" meta:image-count="0" meta:object-count="0" meta:page-count="2" meta:paragraph-count="62" meta:word-count="584" meta:character-count="3434" meta:non-whitespace-character-count="2960"/>
  </office:meta>
</office:document-meta>
</file>